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7.81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39.34pt"/>
    </style:style>
    <style:style style:name="co15" style:family="table-column">
      <style:table-column-properties fo:break-before="auto" style:column-width="41.64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43.2pt"/>
    </style:style>
    <style:style style:name="co18" style:family="table-column">
      <style:table-column-properties fo:break-before="auto" style:column-width="43.9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Alie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00M00S" calcext:value-type="time">
            <text:p>00:00: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0H00M00S" calcext:value-type="time">
            <text:p>00:00: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artisa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30M00S" calcext:value-type="time">
            <text:p>03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7200" calcext:value-type="float">
            <text:p>7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ussia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35" calcext:value-type="float">
            <text:p>43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05M00S" calcext:value-type="time">
            <text:p>02:05: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980" calcext:value-type="float">
            <text:p>980</text:p>
          </table:table-cell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American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85" calcext:value-type="float">
            <text:p>38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25M00S" calcext:value-type="time">
            <text:p>02:25: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960" calcext:value-type="float">
            <text:p>1960</text:p>
          </table:table-cell>
          <table:table-cell office:value-type="float" office:value="1650" calcext:value-type="float">
            <text:p>1650</text:p>
          </table:table-cell>
          <table:table-cell office:value-type="float" office:value="1800" calcext:value-type="float">
            <text:p>180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900" calcext:value-type="float">
            <text:p>90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165" calcext:value-type="float">
            <text:p>116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rits" table:style-name="ta1"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8M00S" calcext:value-type="time">
            <text:p>00:48:00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office:value-type="time" office:time-value="PT01H22M00S" calcext:value-type="time">
            <text:p>01:22:00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10M00S" calcext:value-type="time">
            <text:p>02:10: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050" calcext:value-type="float">
            <text:p>10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1000" calcext:value-type="float">
            <text:p>100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800" calcext:value-type="float">
            <text:p>78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erma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19M00S" calcext:value-type="time">
            <text:p>00:19: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25M00S" calcext:value-type="time">
            <text:p>00:25:00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office:value-type="time" office:time-value="PT01H25M00S" calcext:value-type="time">
            <text:p>01:25:00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625" calcext:value-type="float">
            <text:p>62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20M00S" calcext:value-type="time">
            <text:p>02:20:00</text:p>
          </table:table-cell>
          <table:table-cell office:value-type="float" office:value="1115" calcext:value-type="float">
            <text:p>1115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30M00S" calcext:value-type="time">
            <text:p>03:30:00</text:p>
          </table:table-cell>
          <table:table-cell office:value-type="float" office:value="1665" calcext:value-type="float">
            <text:p>1665</text:p>
          </table:table-cell>
          <table:table-cell office:value-type="float" office:value="1975" calcext:value-type="float">
            <text:p>1975</text:p>
          </table:table-cell>
          <table:table-cell office:value-type="float" office:value="2000" calcext:value-type="float">
            <text:p>200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900" calcext:value-type="float">
            <text:p>900</text:p>
          </table:table-cell>
          <table:table-cell office:value-type="float" office:value="970" calcext:value-type="float">
            <text:p>970</text:p>
          </table:table-cell>
          <table:table-cell office:value-type="float" office:value="1125" calcext:value-type="float">
            <text:p>112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office:value-type="float" office:value="935" calcext:value-type="float">
            <text:p>935</text:p>
          </table:table-cell>
          <table:table-cell office:value-type="float" office:value="1200" calcext:value-type="float">
            <text:p>1200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550" calcext:value-type="float">
            <text:p>1550</text:p>
          </table:table-cell>
          <table:table-cell office:value-type="float" office:value="1450" calcext:value-type="float">
            <text:p>145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p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22M00S" calcext:value-type="time">
            <text:p>00:22: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8M00S" calcext:value-type="time">
            <text:p>00:48:00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22M00S" calcext:value-type="time">
            <text:p>01:22:00</text:p>
          </table:table-cell>
          <table:table-cell office:value-type="float" office:value="370" calcext:value-type="float">
            <text:p>37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10M00S" calcext:value-type="time">
            <text:p>02:10:0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425" calcext:value-type="float">
            <text:p>425</text:p>
          </table:table-cell>
          <table:table-cell office:value-type="float" office:value="125" calcext:value-type="float">
            <text:p>125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9:08:01.56224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6-13T19:41:14.963418459</dc:date>
    <meta:editing-duration>PT20H47M47S</meta:editing-duration>
    <meta:editing-cycles>22</meta:editing-cycles>
    <meta:generator>LibreOffice/5.1.6.2$Linux_X86_64 LibreOffice_project/10m0$Build-2</meta:generator>
    <meta:document-statistic meta:table-count="7" meta:cell-count="1680" meta:object-count="0"/>
  </office:meta>
</office:document-meta>
</file>